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E40000061C7506C3723DDB921E.png" manifest:media-type="image/png"/>
  <manifest:file-entry manifest:full-path="Pictures/1000000100000BE40000061C6C0D15B869CFE4E4.png" manifest:media-type="image/png"/>
  <manifest:file-entry manifest:full-path="Pictures/1000000100000BE40000061CAF3DECBCE295E98B.png" manifest:media-type="image/png"/>
  <manifest:file-entry manifest:full-path="Pictures/1000000100000BE40000061C3A75BFFD70808B3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dddddd" draw:opacity="69%" draw:textarea-horizontal-align="justify" draw:textarea-vertical-align="middle" draw:auto-grow-height="false" fo:min-height="0.858cm" fo:min-width="9.075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dddddd" draw:opacity="69%" draw:textarea-horizontal-align="justify" draw:textarea-vertical-align="middle" draw:auto-grow-height="false" fo:min-height="0.858cm" fo:min-width="9.0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 draw:opacity="69%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2.17cm" svg:height="11.391cm" svg:x="-4.769cm" svg:y="8.892cm">
            <draw:image xlink:href="Pictures/1000000100000BE40000061C3A75BFFD70808B3E.png" xlink:type="simple" xlink:show="embed" xlink:actuate="onLoad" draw:mime-type="image/png">
              <text:p/>
            </draw:image>
          </draw:frame>
          <draw:custom-shape draw:style-name="gr2" draw:text-style-name="P2" draw:layer="layout" svg:width="10.364cm" svg:height="3.359cm" draw:transform="rotate (-1.5707963267949) translate (7.996cm 5.541cm)">
            <text:p/>
            <draw:enhanced-geometry svg:viewBox="0 0 21600 21600" draw:mirror-horizontal="false" draw:mirror-vertical="false" draw:text-areas="0 ?f0 ?f5 ?f2" draw:type="right-arrow" draw:modifiers="16388.0752532562 7238.5714285714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" draw:text-style-name="P1" draw:layer="layout" svg:width="22.17cm" svg:height="11.391cm" svg:x="-4.769cm" svg:y="-0.444cm">
            <draw:image xlink:href="Pictures/1000000100000BE40000061CAF3DECBCE295E98B.png" xlink:type="simple" xlink:show="embed" xlink:actuate="onLoad" draw:mime-type="image/png">
              <text:p/>
            </draw:image>
          </draw:frame>
        </draw:g>
        <draw:g>
          <draw:frame draw:style-name="gr3" draw:text-style-name="P3" draw:layer="layout" svg:width="21.075cm" svg:height="10.828cm" svg:x="11.744cm" svg:y="10.174cm">
            <draw:image xlink:href="Pictures/1000000100000BE40000061C7506C3723DDB921E.png" xlink:type="simple" xlink:show="embed" xlink:actuate="onLoad" draw:mime-type="image/png">
              <text:p/>
            </draw:image>
          </draw:frame>
          <draw:custom-shape draw:style-name="gr4" draw:text-style-name="P2" draw:layer="layout" svg:width="10.364cm" svg:height="3.359cm" draw:transform="rotate (-1.5707963267949) translate (23.961cm 5.487cm)">
            <text:p/>
            <draw:enhanced-geometry svg:viewBox="0 0 21600 21600" draw:mirror-horizontal="false" draw:mirror-vertical="false" draw:text-areas="0 ?f0 ?f5 ?f2" draw:type="right-arrow" draw:modifiers="16388.0752532562 7238.5714285714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3" draw:layer="layout" svg:width="21.075cm" svg:height="10.828cm" svg:x="11.744cm" svg:y="0.07cm">
            <draw:image xlink:href="Pictures/1000000100000BE40000061C6C0D15B869CFE4E4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2T17:30:29.001607988</meta:creation-date>
    <dc:date>2024-07-22T18:06:00.320639405</dc:date>
    <meta:editing-duration>PT18M47S</meta:editing-duration>
    <meta:editing-cycles>3</meta:editing-cycles>
    <meta:generator>LibreOffice/7.3.7.2$Linux_X86_64 LibreOffice_project/30$Build-2</meta:generator>
    <meta:document-statistic meta:object-count="8"/>
  </office:meta>
</office:document-meta>
</file>